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cc00cc" draw:fill-color="#cc00cc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6.156cm 11.0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2" draw:layer="layout" svg:width="1.171cm" svg:height="1.538cm" draw:transform="rotate (3.09394516501035) translate (6.194cm 11.601cm)" draw:kind="arc" draw:start-angle="37.62" draw:end-angle="138.29">
          <text:p/>
        </draw:ellipse>
        <draw:ellipse draw:style-name="gr5" draw:text-style-name="P2" draw:layer="layout" svg:width="0.784cm" svg:height="1.573cm" draw:transform="skewX (-0.0445058959258554) rotate (3.06759069330523) translate (6.041cm 11.299cm)" draw:kind="arc" draw:start-angle="37.62" draw:end-angle="138.29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19:58:33.735243052</dc:date>
    <meta:editing-duration>PT1H6M10S</meta:editing-duration>
    <meta:editing-cycles>11</meta:editing-cycles>
    <meta:generator>LibreOffice/5.1.6.2$Linux_X86_64 LibreOffice_project/10m0$Build-2</meta:generator>
    <meta:document-statistic meta:object-count="6"/>
  </office:meta>
</office:document-meta>
</file>